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8pt" officeooo:rsid="00069261" officeooo:paragraph-rsid="00069261" style:font-size-asian="15.75pt" style:font-size-complex="18pt"/>
    </style:style>
    <style:style style:name="P2" style:family="paragraph" style:parent-style-name="Standard">
      <style:text-properties style:font-name="Courier New" fo:font-size="12pt" officeooo:rsid="00069261" officeooo:paragraph-rsid="00069261" style:font-size-asian="10.5pt" style:font-size-complex="12pt"/>
    </style:style>
    <style:style style:name="P3" style:family="paragraph" style:parent-style-name="Standard">
      <style:text-properties style:font-name="Courier New" fo:font-size="12pt" fo:font-weight="bold" officeooo:rsid="00069261" officeooo:paragraph-rsid="00069261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Courier New" fo:font-size="12pt" style:text-underline-style="none" fo:font-weight="bold" officeooo:rsid="00069261" officeooo:paragraph-rsid="00069261" style:font-size-asian="10.5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dotte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4.9</text:p>
      <text:p text:style-name="P1"/>
      <text:p text:style-name="P3">1. Transformación Entidades y Atributos</text:p>
      <text:p text:style-name="P1"/>
      <text:p text:style-name="P2">Máquinas (<text:span text:style-name="T1">#id</text:span>, valor, nombre, fecha_compra)</text:p>
      <text:p text:style-name="P2"/>
      <text:p text:style-name="P2">Talleres (<text:span text:style-name="T1">#id</text:span>, nombre, función)</text:p>
      <text:p text:style-name="P2"/>
      <text:p text:style-name="P2">Empleados (<text:span text:style-name="T1">#id</text:span>, nombre, apellidos, <text:span text:style-name="T2">dni</text:span>)</text:p>
      <text:p text:style-name="P2"/>
      <text:p text:style-name="P2">Parte (<text:span text:style-name="T1">#id</text:span>, <text:span text:style-name="T2">num_parte</text:span>, fecha_emisión, fecha_final, coste_total)</text:p>
      <text:p text:style-name="P2"/>
      <text:p text:style-name="P2">Artículos (<text:span text:style-name="T1">#id</text:span>, nombre, modelo, coste, precio)</text:p>
      <text:p text:style-name="P2"/>
      <text:p text:style-name="P2"/>
      <text:p text:style-name="P4">2. Transformación Relaciones M:N</text:p>
      <text:p text:style-name="P2"/>
      <text:p text:style-name="P2">Máquinas (<text:span text:style-name="T1">#id</text:span>, valor, nombre, fecha_compra)</text:p>
      <text:p text:style-name="P2"/>
      <text:p text:style-name="P2">Talleres (<text:span text:style-name="T1">#id</text:span>, nombre, función)</text:p>
      <text:p text:style-name="P2"/>
      <text:p text:style-name="P2">Empleados (<text:span text:style-name="T1">#id</text:span>, nombre, apellidos, <text:span text:style-name="T2">dni</text:span>)</text:p>
      <text:p text:style-name="P2"/>
      <text:p text:style-name="P2">Parte (<text:span text:style-name="T1">#id</text:span>, <text:span text:style-name="T2">num_parte</text:span>, fecha_emisión, fecha_final, coste_total)</text:p>
      <text:p text:style-name="P2"/>
      <text:p text:style-name="P2">Artículos (<text:span text:style-name="T1">#id</text:span>, nombre, modelo, coste, precio)</text:p>
      <text:p text:style-name="P2"/>
      <text:p text:style-name="P2">taller_usa_máquina (<text:span text:style-name="T1">#id_máquina, #id_taller</text:span>, inicio, fin, <text:s text:c="2"/>tiempo-d)</text:p>
      <text:p text:style-name="P2"><text:s text:c="4"/>id_maquina → máquinas (MC, BR)</text:p>
      <text:p text:style-name="P2"><text:s text:c="4"/>id_taller → talleres (MC, BR)</text:p>
      <text:p text:style-name="P2"/>
      <text:p text:style-name="P2">taller_realiza_parte (<text:span text:style-name="T1">#id_taller, #id_parte</text:span>)</text:p>
      <text:p text:style-name="P2"><text:s text:c="4"/>id_taller → talleres (MC, BR)</text:p>
      <text:p text:style-name="P2"><text:s text:c="4"/>id_parte → partes (MC, BR)</text:p>
      <text:p text:style-name="P2"/>
      <text:p text:style-name="P2">parte_fabrica_artículo (<text:span text:style-name="T1">#id_parte, #id_artículo</text:span>, tiempo, cantidad)</text:p>
      <text:p text:style-name="P2"><text:s text:c="4"/>id_parte → partes (MC, BC)</text:p>
      <text:p text:style-name="P2"><text:s text:c="4"/>id_artículo → artículos (MC, BR)</text:p>
      <text:p text:style-name="P2"/>
      <text:p text:style-name="P2"/>
      <text:p text:style-name="P3">3. Transformación Relaciones 1:N</text:p>
      <text:p text:style-name="P3"/>
      <text:p text:style-name="P2">Máquinas (<text:span text:style-name="T1">#id</text:span>, valor, nombre, fecha_compra)</text:p>
      <text:p text:style-name="P2"/>
      <text:p text:style-name="P2">Talleres (<text:span text:style-name="T1">#id</text:span>, nombre, función)</text:p>
      <text:p text:style-name="P2"/>
      <text:p text:style-name="P2">Parte (<text:span text:style-name="T1">#id</text:span>, <text:span text:style-name="T2">num_parte</text:span>, fecha_emisión, fecha_final, coste_total)</text:p>
      <text:p text:style-name="P2"/>
      <text:p text:style-name="P2">Artículos (<text:span text:style-name="T1">#id</text:span>, nombre, modelo, coste, precio)</text:p>
      <text:p text:style-name="P2"/>
      <text:p text:style-name="P2"><text:soft-page-break/>taller_usa_máquina (<text:span text:style-name="T1">#id_máquina, #id_taller</text:span>, inicio, fin, <text:s text:c="2"/>tiempo-d)</text:p>
      <text:p text:style-name="P2"><text:s text:c="4"/>id_maquina → máquinas (MC, BR)</text:p>
      <text:p text:style-name="P2"><text:s text:c="4"/>id_taller → talleres (MC, BR)</text:p>
      <text:p text:style-name="P2"/>
      <text:p text:style-name="P2">taller_realiza_parte (<text:span text:style-name="T1">#id_taller, #id_parte</text:span>)</text:p>
      <text:p text:style-name="P2"><text:s text:c="4"/>id_taller → talleres (MC, BR)</text:p>
      <text:p text:style-name="P2"><text:s text:c="4"/>id_parte → partes (MC, BR)</text:p>
      <text:p text:style-name="P2"/>
      <text:p text:style-name="P2">parte_fabrica_artículo (<text:span text:style-name="T1">#id_parte, #id_artículo</text:span>, tiempo, cantidad)</text:p>
      <text:p text:style-name="P2"><text:s text:c="4"/>id_parte → partes (MC, BC)</text:p>
      <text:p text:style-name="P2"><text:s text:c="4"/>id_artículo → artículos (MC, BR)</text:p>
      <text:p text:style-name="P2"/>
      <text:p text:style-name="P2">Empleados (<text:span text:style-name="T1">#id</text:span>, nombre, apellidos, <text:span text:style-name="T2">dni</text:span>, <text:span text:style-name="T3">id_taller</text:span>)</text:p>
      <text:p text:style-name="P2"><text:s text:c="4"/>id_taller → talleres (MC, BR)</text:p>
      <text:p text:style-name="P2"/>
      <text:p text:style-name="P2"/>
      <text:p text:style-name="P3">4. Transformación Relaciones 1:1</text:p>
      <text:p text:style-name="P2"/>
      <text:p text:style-name="P2">Máquinas (<text:span text:style-name="T1">#id</text:span>, valor, nombre, fecha_compra)</text:p>
      <text:p text:style-name="P2"/>
      <text:p text:style-name="P2">Parte (<text:span text:style-name="T1">#id</text:span>, <text:span text:style-name="T2">num_parte</text:span>, fecha_emisión, fecha_final, coste_total)</text:p>
      <text:p text:style-name="P2"/>
      <text:p text:style-name="P2">Artículos (<text:span text:style-name="T1">#id</text:span>, nombre, modelo, coste, precio)</text:p>
      <text:p text:style-name="P2"/>
      <text:p text:style-name="P2">taller_usa_máquina (<text:span text:style-name="T1">#id_máquina, #id_taller</text:span>, inicio, fin, <text:s text:c="2"/>tiempo-d)</text:p>
      <text:p text:style-name="P2"><text:s text:c="4"/>id_maquina → máquinas (MC, BR)</text:p>
      <text:p text:style-name="P2"><text:s text:c="4"/>id_taller → talleres (MC, BR)</text:p>
      <text:p text:style-name="P2"/>
      <text:p text:style-name="P2">taller_realiza_parte (<text:span text:style-name="T1">#id_taller, #id_parte</text:span>)</text:p>
      <text:p text:style-name="P2"><text:s text:c="4"/>id_taller → talleres (MC, BR)</text:p>
      <text:p text:style-name="P2"><text:s text:c="4"/>id_parte → partes (MC, BR)</text:p>
      <text:p text:style-name="P2"/>
      <text:p text:style-name="P2">parte_fabrica_artículo (<text:span text:style-name="T1">#id_parte, #id_artículo</text:span>, tiempo, cantidad)</text:p>
      <text:p text:style-name="P2"><text:s text:c="4"/>id_parte → partes (MC, BC)</text:p>
      <text:p text:style-name="P2"><text:s text:c="4"/>id_artículo → artículos (MC, BR)</text:p>
      <text:p text:style-name="P2"/>
      <text:p text:style-name="P2">Empleados (<text:span text:style-name="T1">#id</text:span>, nombre, apellidos, <text:span text:style-name="T2">dni</text:span>, <text:span text:style-name="T3">id_taller</text:span>)</text:p>
      <text:p text:style-name="P2"><text:s text:c="4"/>id_taller → talleres (MC, BR)</text:p>
      <text:p text:style-name="P2"/>
      <text:p text:style-name="P2">Talleres (<text:span text:style-name="T1">#id</text:span>, nombre, función, <text:span text:style-name="T3">id_empleado</text:span>)</text:p>
      <text:p text:style-name="P2"><text:s text:c="4"/>id_empleado → empleados (MC, BR)</text:p>
      <text:p text:style-name="P2"/>
      <text:p text:style-name="P2"/>
      <text:p text:style-name="P3">5. Modelo Racional Definitivo</text:p>
      <text:p text:style-name="P2"/>
      <text:p text:style-name="P2">Máquinas (<text:span text:style-name="T1">#id</text:span>, valor, nombre, fecha_compra)</text:p>
      <text:p text:style-name="P2"/>
      <text:p text:style-name="P2">Parte (<text:span text:style-name="T1">#id</text:span>, <text:span text:style-name="T2">num_parte</text:span>, fecha_emisión, fecha_final, coste_total)</text:p>
      <text:p text:style-name="P2"/>
      <text:p text:style-name="P2">Artículos (<text:span text:style-name="T1">#id</text:span>, nombre, modelo, coste, precio)</text:p>
      <text:p text:style-name="P2"/>
      <text:p text:style-name="P2"><text:soft-page-break/>taller_usa_máquina (<text:span text:style-name="T1">#id_máquina, #id_taller</text:span>, inicio, fin, <text:s text:c="2"/>tiempo-d)</text:p>
      <text:p text:style-name="P2"><text:s text:c="4"/>id_maquina → máquinas (MC, BR)</text:p>
      <text:p text:style-name="P2"><text:s text:c="4"/>id_taller → talleres (MC, BR)</text:p>
      <text:p text:style-name="P2"/>
      <text:p text:style-name="P2">taller_realiza_parte (<text:span text:style-name="T1">#id_taller, #id_parte</text:span>)</text:p>
      <text:p text:style-name="P2"><text:s text:c="4"/>id_taller → talleres (MC, BR)</text:p>
      <text:p text:style-name="P2"><text:s text:c="4"/>id_parte → partes (MC, BR)</text:p>
      <text:p text:style-name="P2"/>
      <text:p text:style-name="P2">parte_fabrica_artículo (<text:span text:style-name="T1">#id_parte, #id_artículo</text:span>, tiempo, cantidad)</text:p>
      <text:p text:style-name="P2"><text:s text:c="4"/>id_parte → partes (MC, BC)</text:p>
      <text:p text:style-name="P2"><text:s text:c="4"/>id_artículo → artículos (MC, BR)</text:p>
      <text:p text:style-name="P2"/>
      <text:p text:style-name="P2">Empleados (<text:span text:style-name="T1">#id</text:span>, nombre, apellidos, <text:span text:style-name="T2">dni</text:span>, <text:span text:style-name="T3">id_taller</text:span>)</text:p>
      <text:p text:style-name="P2"><text:s text:c="4"/>id_taller → talleres (MC, BR)</text:p>
      <text:p text:style-name="P2"/>
      <text:p text:style-name="P2">Talleres (<text:span text:style-name="T1">#id</text:span>, nombre, función, <text:span text:style-name="T3">id_empleado</text:span>)</text:p>
      <text:p text:style-name="P2"><text:s text:c="4"/>id_empleado → empleados (MC, BR)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5T12:11:17.800000000</meta:creation-date>
    <dc:date>2023-12-05T12:37:10.418000000</dc:date>
    <meta:editing-duration>PT25M52S</meta:editing-duration>
    <meta:editing-cycles>1</meta:editing-cycles>
    <meta:document-statistic meta:table-count="0" meta:image-count="0" meta:object-count="0" meta:page-count="3" meta:paragraph-count="72" meta:word-count="359" meta:character-count="3017" meta:non-whitespace-character-count="2606"/>
    <meta:generator>LibreOffice/7.5.6.2$Windows_X86_64 LibreOffice_project/f654817fb68d6d4600d7d2f6b647e47729f55f15</meta:generator>
  </office:meta>
</office:document-meta>
</file>